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0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29cm"/>
    </style:style>
    <style:style style:name="co4" style:family="table-column">
      <style:table-column-properties fo:break-before="auto" style:column-width="3.63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/>
          <table:table-cell/>
          <table:table-cell office:value-type="string">
            <text:p>Gep. Stunden</text:p>
          </table:table-cell>
          <table:table-cell office:value-type="string">
            <text:p>Geb. Stunden</text:p>
          </table:table-cell>
          <table:table-cell office:value-type="string">
            <text:p>Verbleibend Stunden</text:p>
          </table:table-cell>
        </table:table-row>
        <table:table-row table:style-name="ro2">
          <table:table-cell table:style-name="ce1" office:value-type="string">
            <text:p>Projektsteuerung</text:p>
          </table:table-cell>
          <table:table-cell/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</table:table-row>
        <table:table-row table:style-name="ro2">
          <table:table-cell office:value-type="string">
            <text:p>1.1 Pflichtenheft</text:p>
          </table:table-cell>
          <table:table-cell/>
          <table:table-cell table:style-name="ce4" office:value-type="float" office:value="40">
            <text:p>40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40">
            <text:p>40</text:p>
          </table:table-cell>
        </table:table-row>
        <table:table-row table:style-name="ro2">
          <table:table-cell office:value-type="string">
            <text:p>1.2 Planung</text:p>
          </table:table-cell>
          <table:table-cell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.3 Risikomanagment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1.4 Verifikation und Planung</text:p>
          </table:table-cell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1.5 Dokumentation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1.6 Übergabe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style-name="ce2"/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>
            <text:p>Software</text:p>
          </table:table-cell>
          <table:table-cell/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</table:table-row>
        <table:table-row table:style-name="ro2">
          <table:table-cell table:style-name="ce3" office:value-type="string">
            <text:p>2.1 Konzept</text:p>
          </table:table-cell>
          <table:table-cell table:number-columns-repeated="4"/>
        </table:table-row>
        <table:table-row table:style-name="ro2">
          <table:table-cell office:value-type="string">
            <text:p>2.1.1. Architektur</text:p>
          </table:table-cell>
          <table:table-cell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.1.2 Coding Guidelines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2.2 Implementierung</text:p>
          </table:table-cell>
          <table:table-cell table:number-columns-repeated="4"/>
        </table:table-row>
        <table:table-row table:style-name="ro1">
          <table:table-cell table:style-name="ce3" office:value-type="string">
            <text:p>2.2.1 Engine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.2.2 Game</text:p>
          </table:table-cell>
          <table:table-cell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.2.3. Java – Doc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 table:number-rows-repeated="3">
          <table:table-cell table:number-columns-repeated="5"/>
        </table:table-row>
        <table:table-row table:style-name="ro1">
          <table:table-cell table:style-name="ce2" office:value-type="string">
            <text:p>Assets</text:p>
          </table:table-cell>
          <table:table-cell/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string">
            <text:p>3.1 Konzept</text:p>
          </table:table-cell>
          <table:table-cell table:number-columns-repeated="4"/>
        </table:table-row>
        <table:table-row table:style-name="ro1">
          <table:table-cell office:value-type="string">
            <text:p>3.1.1 Grafikstyle</text:p>
          </table:table-cell>
          <table:table-cell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3.1.2. Sounds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3.2 Realisierung</text:p>
          </table:table-cell>
          <table:table-cell table:number-columns-repeated="4"/>
        </table:table-row>
        <table:table-row table:style-name="ro1">
          <table:table-cell office:value-type="string">
            <text:p>3.2.1 Grafikstyle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3.2.2 Sounds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" office:value-type="string">
            <text:p>Programm-Design</text:p>
          </table:table-cell>
          <table:table-cell/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</table:table-row>
        <table:table-row table:style-name="ro2">
          <table:table-cell office:value-type="string">
            <text:p>4.1 Konzept</text:p>
          </table:table-cell>
          <table:table-cell table:number-columns-repeated="4"/>
        </table:table-row>
        <table:table-row table:style-name="ro2">
          <table:table-cell office:value-type="string">
            <text:p>4.1.1 Zustände</text:p>
          </table:table-cell>
          <table:table-cell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4.1.2 GUI</text:p>
          </table:table-cell>
          <table:table-cell/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4.1.3 Games</text:p>
          </table:table-cell>
          <table:table-cell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4.2 Implementierung</text:p>
          </table:table-cell>
          <table:table-cell table:number-columns-repeated="4"/>
        </table:table-row>
        <table:table-row table:style-name="ro2">
          <table:table-cell office:value-type="string">
            <text:p>4.2.1 GUI</text:p>
          </table:table-cell>
          <table:table-cell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4.2.2 Games</text:p>
          </table:table-cell>
          <table:table-cell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" office:value-type="string">
            <text:p>Sonstiges</text:p>
          </table:table-cell>
          <table:table-cell/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5.1 Research</text:p>
          </table:table-cell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5.2 Repository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5.3 Testing</text:p>
          </table:table-cell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2"/>
          <table:table-cell table:formula="of:=SUM([.C2:.C44])/2" office:value-type="float" office:value="510">
            <text:p>510</text:p>
          </table:table-cell>
          <table:table-cell table:formula="of:=SUM([.D2:.D44])" office:value-type="float" office:value="0">
            <text:p>0</text:p>
          </table:table-cell>
          <table:table-cell table:formula="of:=SUM([.E2:.E44])/2" office:value-type="float" office:value="510">
            <text:p>510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11.05.2016</text:date>, <text:time>16:57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16:39:44.12</meta:creation-date>
    <dc:date>2016-05-11T16:57:25.64</dc:date>
    <meta:editing-duration>PT2M31S</meta:editing-duration>
    <meta:editing-cycles>1</meta:editing-cycles>
    <meta:document-statistic meta:table-count="3" meta:cell-count="124" meta:object-count="0"/>
    <meta:generator>OpenOffice/4.1.2$Win32 OpenOffice.org_project/412m3$Build-9782</meta:generator>
  </office:meta>
</office:document-meta>
</file>